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33DB392EF266F9DF155.png" manifest:media-type="image/png"/>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5"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6"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7"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14" style:family="paragraph" style:parent-style-name="Footer">
      <style:paragraph-properties fo:text-align="end" style:justify-single-word="false"/>
      <style:text-properties officeooo:rsid="00309284" officeooo:paragraph-rsid="00309284"/>
    </style:style>
    <style:style style:name="P15"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T1" style:family="text">
      <style:text-properties officeooo:rsid="001c9d65"/>
    </style:style>
    <style:style style:name="T2" style:family="text">
      <style:text-properties fo:font-style="italic" style:font-style-asian="italic" style:font-style-complex="italic"/>
    </style:style>
    <style:style style:name="T3" style:family="text">
      <style:text-properties fo:font-style="italic" officeooo:rsid="001c9d65" style:font-style-asian="italic" style:font-style-complex="italic"/>
    </style:style>
    <style:style style:name="T4" style:family="text">
      <style:text-properties fo:font-style="italic" officeooo:rsid="001ff3f5" style:font-style-asian="italic" style:font-style-complex="italic"/>
    </style:style>
    <style:style style:name="T5" style:family="text">
      <style:text-properties fo:font-style="italic" officeooo:rsid="001d86e8"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9d65" style:font-style-asian="normal" style:font-style-complex="normal"/>
    </style:style>
    <style:style style:name="T8" style:family="text">
      <style:text-properties fo:font-style="normal" officeooo:rsid="001d86e8" style:font-style-asian="normal" style:font-style-complex="normal"/>
    </style:style>
    <style:style style:name="T9" style:family="text">
      <style:text-properties fo:font-style="normal" officeooo:rsid="001efbf1" style:font-style-asian="normal" style:font-style-complex="normal"/>
    </style:style>
    <style:style style:name="T10" style:family="text">
      <style:text-properties fo:font-style="normal" officeooo:rsid="001ff3f5" style:font-style-asian="normal" style:font-style-complex="normal"/>
    </style:style>
    <style:style style:name="T11" style:family="text">
      <style:text-properties fo:font-style="normal" officeooo:rsid="0020ce56" style:font-style-asian="normal" style:font-style-complex="normal"/>
    </style:style>
    <style:style style:name="T12" style:family="text">
      <style:text-properties fo:font-style="normal" officeooo:rsid="00210bfc" style:font-style-asian="normal" style:font-style-complex="normal"/>
    </style:style>
    <style:style style:name="T13" style:family="text">
      <style:text-properties fo:font-style="normal" officeooo:rsid="0025478f" style:font-style-asian="normal" style:font-style-complex="normal"/>
    </style:style>
    <style:style style:name="T14" style:family="text">
      <style:text-properties fo:font-style="normal" officeooo:rsid="00266b66" style:font-style-asian="normal" style:font-style-complex="normal"/>
    </style:style>
    <style:style style:name="T15" style:family="text">
      <style:text-properties fo:font-style="normal" officeooo:rsid="0027117d" style:font-style-asian="normal" style:font-style-complex="normal"/>
    </style:style>
    <style:style style:name="T16" style:family="text">
      <style:text-properties fo:font-style="normal" officeooo:rsid="0028683b" style:font-style-asian="normal" style:font-style-complex="normal"/>
    </style:style>
    <style:style style:name="T17" style:family="text">
      <style:text-properties fo:font-style="normal" officeooo:rsid="002a1d76" style:font-style-asian="normal" style:font-style-complex="normal"/>
    </style:style>
    <style:style style:name="T18" style:family="text">
      <style:text-properties officeooo:rsid="001d86e8"/>
    </style:style>
    <style:style style:name="T19" style:family="text">
      <style:text-properties officeooo:rsid="001efbf1"/>
    </style:style>
    <style:style style:name="T20" style:family="text">
      <style:text-properties officeooo:rsid="0020ce56"/>
    </style:style>
    <style:style style:name="T21" style:family="text">
      <style:text-properties officeooo:rsid="00222cca"/>
    </style:style>
    <style:style style:name="T22" style:family="text">
      <style:text-properties officeooo:rsid="0022e503"/>
    </style:style>
    <style:style style:name="T23" style:family="text">
      <style:text-properties officeooo:rsid="002f7c50"/>
    </style:style>
    <style:style style:name="T24" style:family="text">
      <style:text-properties officeooo:rsid="00309284"/>
    </style:style>
    <style:style style:name="T25" style:family="text">
      <style:text-properties fo:font-weight="normal" officeooo:rsid="0030928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22in, 0.3165in, 0.6102in, 0.27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aculdade de Engenharia da Universidade do Porto</text:p>
      <text:p text:style-name="P1"/>
      <text:p text:style-name="P1"><draw:frame draw:style-name="fr3" draw:name="Image2" text:anchor-type="char" svg:x="1.2134in" svg:y="0.1654in" svg:width="4.4402in" svg:height="1.4909in" draw:z-index="0"><draw:image xlink:href="Pictures/10000001000008AF00000318F0CFAE740C26A2FB.png" xlink:type="simple" xlink:show="embed" xlink:actuate="onLoad" draw:mime-type="image/png"/></draw:frame></text:p>
      <text:p text:style-name="P1"/>
      <text:p text:style-name="P1"/>
      <text:p text:style-name="P1"/>
      <text:p text:style-name="P1"/>
      <text:p text:style-name="P1"/>
      <text:p text:style-name="P2"/>
      <text:p text:style-name="P2"/>
      <text:p text:style-name="P3">Base de Dados para plataforma de Streaming de música</text:p>
      <text:p text:style-name="P3"/>
      <text:p text:style-name="P3"><draw:frame draw:style-name="fr2" draw:name="Image1" text:anchor-type="char" svg:x="1.1453in" svg:y="0.0098in" svg:width="4.5047in" svg:height="2.998in" draw:z-index="1"><draw:image xlink:href="Pictures/100000000000024400000182D4893E31BB52C927.jpg" xlink:type="simple" xlink:show="embed" xlink:actuate="onLoad" draw:mime-type="image/jpeg"/></draw:frame></text:p>
      <text:p text:style-name="P4">Bases de Dados 2021/22 – Licenciatura em Engenharia Informática e Computação</text:p>
      <text:p text:style-name="P4"/>
      <text:p text:style-name="P4">Turma 13 – Grupo 1305</text:p>
      <text:p text:style-name="P4"/>
      <text:p text:style-name="P4"/>
      <text:p text:style-name="P5">Estudantes e autores:</text:p>
      <text:p text:style-name="P5">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5">Gonçalo Marques: <text:a xlink:type="simple" xlink:href="mailto:up202006874@up.pt" text:style-name="Internet_20_link" text:visited-style-name="Visited_20_Internet_20_Link">up202006874@up.pt</text:a></text:p>
      <text:p text:style-name="P5"/>
      <text:p text:style-name="P6">Novembro de 2021</text:p>
      <text:p text:style-name="P6">Porto, Portugal</text:p>
      <text:p text:style-name="P17">Í<text:span text:style-name="T23">ndice:</text:span></text:p>
      <text:p text:style-name="P18"/>
      <text:p text:style-name="P18"><text:tab/><text:span text:style-name="T24">Contexto</text:span><text:span text:style-name="T25">………………………………………………………………………………….… p.2</text:span></text:p>
      <text:p text:style-name="P18"><text:span text:style-name="T25"><text:tab/></text:span></text:p>
      <text:p text:style-name="P18"><text:span text:style-name="T25"><text:tab/></text:span><text:span text:style-name="T24">UML Class Diagram</text:span><text:span text:style-name="T25">………………………………………………………………………. p.3</text:span></text:p>
      <text:p text:style-name="P7">Contexto:</text:p>
      <text:p text:style-name="P8"><text:tab/></text:p>
      <text:p text:style-name="P9"><text:tab/>Foi pedido aos alunos do L.EIC para des<text:span text:style-name="T1">e</text:span>nvolver uma solução para uma plataforma de <text:span text:style-name="T2">streaming</text:span> de conteúdo auditivo para uma empresa nacional.</text:p>
      <text:p text:style-name="P9"><text:tab/><text:span text:style-name="T1">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10"><text:tab/>Um<text:span text:style-name="T18">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0">o número de utilizadores que ouvem as suas músicas mensalmente, </text:span><text:span text:style-name="T18">um pequeno texto descritivo do artista (pode ou não existir) e o seu ranking mundial.</text:span></text:p>
      <text:p text:style-name="P10"><text:span text:style-name="T1"><text:tab/>Uma música é caracterizada pelo seu nome, a sua duração, se é explícita ou não, o género de música em que se </text:span><text:span text:style-name="T19">enquadra</text:span><text:span text:style-name="T1">, o número de </text:span><text:span text:style-name="T3">streams</text:span><text:span text:style-name="T7"> até à data e o seu ano de lançamento. </text:span><text:span text:style-name="T13">Todas as músicas fazem parte de um e apenas um albúm</text:span><text:span text:style-name="T7">. </text:span><text:span text:style-name="T13">Podem ou não também fazer parte de listas de reprodução.</text:span><text:span text:style-name="T7"> Em ambos os casos, uma música tem uma posição </text:span><text:span text:style-name="T9">definida </text:span><text:span text:style-name="T7">nessa coleção (álbum/lista de repodução).</text:span></text:p>
      <text:p text:style-name="P11"><text:span text:style-name="T9"><text:tab/>Em relação a uma música, é relevante registar </text:span><text:span text:style-name="T16">os </text:span><text:span text:style-name="T9">artistas que participaram </text:span><text:span text:style-name="T17">a convite </text:span><text:span text:style-name="T9">na produção e realização dessa m</text:span><text:span text:style-name="T11">esma m</text:span><text:span text:style-name="T9">úsica.</text:span></text:p>
      <text:p text:style-name="P9"><text:span text:style-name="T7"><text:tab/>Um álbum é </text:span><text:span text:style-name="T8">caracterizado pelo seu nome, ano de lançamento, duração e número de músicas.</text:span><text:span text:style-name="T5"> </text:span><text:span text:style-name="T12">Já u</text:span><text:span text:style-name="T8">ma lista de reprodução é </text:span><text:span text:style-name="T12">descrita pelo seu nome, número de musicas, duração, e se a lista é privada ou não, isto é, se ela é invisível ou não para utilizadores que não sejam o criador</text:span><text:span text:style-name="T8">.</text:span></text:p>
      <text:p text:style-name="P9"><text:span text:style-name="T8"><text:tab/></text:span><text:span text:style-name="T14">Um álbum é também caracterizado pelo </text:span><text:span text:style-name="T15">seu </text:span><text:span text:style-name="T14">artista principal, propriedade que é partilhada por todas as músicas desse mesmo álbum.</text:span></text:p>
      <text:p text:style-name="P9"><text:span text:style-name="T8"><text:tab/></text:span><text:span text:style-name="T9">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13"><text:tab/>Um artista pode tocar/cantar em concertos, que são marcados pela data, o local <text:span text:style-name="T21">e</text:span> a hora do dia em que ocorrem, <text:span text:style-name="T21">o artista principal e</text:span> <text:span text:style-name="T21">todos os artistas convidados</text:span>. <text:span text:style-name="T22">O artista principal não está incluído nos artistas convidados.</text:span></text:p>
      <text:p text:style-name="P9"><text:span text:style-name="T9"><text:tab/></text:span><text:span text:style-name="T10">Para além de músicas, álbuns e listas de reprodução, existem também </text:span><text:span text:style-name="T4">podcasts</text:span><text:span text:style-name="T10">, que são marcados pelo seu nome e descrição opcional. Um </text:span><text:span text:style-name="T4">podcast</text:span><text:span text:style-name="T10"> pode abordar tópicos relacionados com vários assuntos e portanto enquadrar-se em vários géneros de </text:span><text:span text:style-name="T4">podcast</text:span><text:span text:style-name="T10">. Um </text:span><text:span text:style-name="T4">podcast</text:span><text:span text:style-name="T10"> é composto por vários episódios, que são caracterizados pela sua duração, o seu nome, uma descrição opcional e a data em que vão ser disponibilizados.</text:span></text:p>
      <text:p text:style-name="P12"><text:span text:style-name="T6"><text:tab/>Um utilizador pode, também, marcar um </text:span><text:span text:style-name="T2">podcast</text:span><text:span text:style-name="T6"> inteiro ou episódios individuais de um </text:span><text:span text:style-name="T2">podcast</text:span><text:span text:style-name="T6"> como “liked”.</text:span></text:p>
      <text:p text:style-name="P15"><text:tab/></text:p>
      <text:p text:style-name="P16"><draw:frame draw:style-name="fr1" draw:name="Image3" text:anchor-type="char" svg:x="0in" svg:y="1.6091in" svg:width="6.9252in" svg:height="6.9335in" draw:z-index="2"><draw:image xlink:href="Pictures/100000010000033C0000033DB392EF266F9DF155.png" xlink:type="simple" xlink:show="embed" xlink:actuate="onLoad" draw:mime-type="image/png"/></draw:frame>UML Class Diagra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309284" officeooo:paragraph-rsid="0030928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master-page style:name="Footnote" style:page-layout-name="Mpm2">
      <style:footer>
        <text:p text:style-name="MP1">2/3</text:p>
      </style:footer>
      <style:footer-left>
        <text:p text:style-name="MP1">3/3</text:p>
      </style:footer-left>
      <style:footer-first>
        <text:p text:style-name="MP1">1/3</text:p>
      </style:footer-first>
    </style:master-page>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1:39.634570228</meta:creation-date>
    <dc:date>2021-11-20T15:52:21.975286593</dc:date>
    <meta:editing-duration>PT1H10M43S</meta:editing-duration>
    <meta:editing-cycles>13</meta:editing-cycles>
    <meta:generator>LibreOffice/7.2.2.2$Linux_X86_64 LibreOffice_project/20$Build-2</meta:generator>
    <meta:document-statistic meta:table-count="0" meta:image-count="3" meta:object-count="0" meta:page-count="4" meta:paragraph-count="31" meta:word-count="528" meta:character-count="3304" meta:non-whitespace-character-count="2786"/>
  </office:meta>
</office:document-meta>
</file>